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6cm"/>
    </style:style>
    <style:style style:name="co2" style:family="table-column">
      <style:table-column-properties fo:break-before="auto" style:column-width="4.045cm"/>
    </style:style>
    <style:style style:name="co3" style:family="table-column">
      <style:table-column-properties fo:break-before="auto" style:column-width="4.371cm"/>
    </style:style>
    <style:style style:name="co4" style:family="table-column">
      <style:table-column-properties fo:break-before="auto" style:column-width="5.108cm"/>
    </style:style>
    <style:style style:name="co5" style:family="table-column">
      <style:table-column-properties fo:break-before="auto" style:column-width="9.289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transparent"/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Año</text:p>
          </table:table-cell>
          <table:table-cell office:value-type="string">
            <text:p>Trim</text:p>
          </table:table-cell>
          <table:table-cell office:value-type="string">
            <text:p>t</text:p>
          </table:table-cell>
          <table:table-cell office:value-type="string">
            <text:p>Ventas</text:p>
          </table:table-cell>
          <table:table-cell office:value-type="string">
            <text:p>Indices estacionales</text:p>
          </table:table-cell>
          <table:table-cell office:value-type="string">
            <text:p>Ventas sin estacionalidad</text:p>
          </table:table-cell>
          <table:table-cell office:value-type="string">
            <text:p>Pronostico Exponencial</text:p>
          </table:table-cell>
          <table:table-cell office:value-type="string">
            <text:p>Pronostico Ajustado Con estacionalidad y con ciclicidad</text:p>
          </table:table-cell>
          <table:table-cell table:number-columns-repeated="1016"/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.92172">
            <text:p>0.92172</text:p>
          </table:table-cell>
          <table:table-cell table:formula="of:=[.D2]/[.E2]" office:value-type="float" office:value="10849.2817775463">
            <text:p>10849.2817775463</text:p>
          </table:table-cell>
          <table:table-cell table:formula="of:=10897.9150705283*EXP(0.0107*[.C2])" office:value-type="float" office:value="11015.1488439651">
            <text:p>11015.1488439651</text:p>
          </table:table-cell>
          <table:table-cell table:formula="of:=[.G2]*[.E2]" office:value-type="float" office:value="10152.8829924595">
            <text:p>10152.8829924595</text:p>
          </table:table-cell>
          <table:table-cell table:formula="of:=([.D2]-[.H2])^2" office:value-type="float" office:value="23373.2093833702">
            <text:p>23373.2093833702</text:p>
          </table:table-cell>
          <table:table-cell table:number-columns-repeated="1015"/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float" office:value="2">
            <text:p>2</text:p>
          </table:table-cell>
          <table:table-cell office:value-type="float" office:value="10500">
            <text:p>10500</text:p>
          </table:table-cell>
          <table:table-cell office:value-type="float" office:value="0.91455">
            <text:p>0.91455</text:p>
          </table:table-cell>
          <table:table-cell table:formula="of:=[.D3]/[.E3]" office:value-type="float" office:value="11481.0562571757">
            <text:p>11481.0562571757</text:p>
          </table:table-cell>
          <table:table-cell table:formula="of:=10897.9150705283*EXP(0.0107*[.C3])" office:value-type="float" office:value="11133.6437538252">
            <text:p>11133.6437538252</text:p>
          </table:table-cell>
          <table:table-cell table:formula="of:=[.G3]*[.E3]" office:value-type="float" office:value="10182.2738950609">
            <text:p>10182.2738950609</text:p>
          </table:table-cell>
          <table:table-cell table:formula="of:=([.D3]-[.H3])^2" office:value-type="float" office:value="100949.877759795">
            <text:p>100949.877759795</text:p>
          </table:table-cell>
          <table:table-cell table:formula="of:=AVERAGE([.I2:.I17])" office:value-type="float" office:value="24639.2014263042">
            <text:p>24639.2014263042</text:p>
          </table:table-cell>
          <table:table-cell table:number-columns-repeated="1014"/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float" office:value="3">
            <text:p>3</text:p>
          </table:table-cell>
          <table:table-cell office:value-type="float" office:value="10500">
            <text:p>10500</text:p>
          </table:table-cell>
          <table:table-cell office:value-type="float" office:value="0.93776">
            <text:p>0.93776</text:p>
          </table:table-cell>
          <table:table-cell table:formula="of:=[.D4]/[.E4]" office:value-type="float" office:value="11196.8947278621">
            <text:p>11196.8947278621</text:p>
          </table:table-cell>
          <table:table-cell table:formula="of:=10897.9150705283*EXP(0.0107*[.C4])" office:value-type="float" office:value="11253.4133667204">
            <text:p>11253.4133667204</text:p>
          </table:table-cell>
          <table:table-cell table:formula="of:=[.G4]*[.E4]" office:value-type="float" office:value="10553.0009187757">
            <text:p>10553.0009187757</text:p>
          </table:table-cell>
          <table:table-cell table:formula="of:=([.D4]-[.H4])^2" office:value-type="float" office:value="2809.09739107206">
            <text:p>2809.09739107206</text:p>
          </table:table-cell>
          <table:table-cell table:formula="of:=SQRT([.J3])" office:value-type="float" office:value="156.968791249421">
            <text:p>156.968791249421</text:p>
          </table:table-cell>
          <table:table-cell table:number-columns-repeated="1014"/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float" office:value="4">
            <text:p>4</text:p>
          </table:table-cell>
          <table:table-cell office:value-type="float" office:value="14000">
            <text:p>14000</text:p>
          </table:table-cell>
          <table:table-cell office:value-type="float" office:value="1.22596">
            <text:p>1.22596</text:p>
          </table:table-cell>
          <table:table-cell table:formula="of:=[.D5]/[.E5]" office:value-type="float" office:value="11419.6221736435">
            <text:p>11419.6221736435</text:p>
          </table:table-cell>
          <table:table-cell table:formula="of:=10897.9150705283*EXP(0.0107*[.C5])" office:value-type="float" office:value="11374.4713952044">
            <text:p>11374.4713952044</text:p>
          </table:table-cell>
          <table:table-cell table:formula="of:=[.G5]*[.E5]" office:value-type="float" office:value="13944.6469516648">
            <text:p>13944.6469516648</text:p>
          </table:table-cell>
          <table:table-cell table:formula="of:=([.D5]-[.H5])^2" office:value-type="float" office:value="3063.95995999482">
            <text:p>3063.95995999482</text:p>
          </table:table-cell>
          <table:table-cell/>
          <table:table-cell table:number-columns-repeated="1014"/>
        </table:table-row>
        <table:table-row table:style-name="ro1">
          <table:table-cell table:formula="of:=[.A2]+1" office:value-type="float" office:value="1996">
            <text:p>199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500">
            <text:p>10500</text:p>
          </table:table-cell>
          <table:table-cell office:value-type="float" office:value="0.92172">
            <text:p>0.92172</text:p>
          </table:table-cell>
          <table:table-cell table:formula="of:=[.D6]/[.E6]" office:value-type="float" office:value="11391.7458664236">
            <text:p>11391.7458664236</text:p>
          </table:table-cell>
          <table:table-cell table:formula="of:=10897.9150705283*EXP(0.0107*[.C6])" office:value-type="float" office:value="11496.8316993432">
            <text:p>11496.8316993432</text:p>
          </table:table-cell>
          <table:table-cell table:formula="of:=[.G6]*[.E6]" office:value-type="float" office:value="10596.8597139186">
            <text:p>10596.8597139186</text:p>
          </table:table-cell>
          <table:table-cell table:formula="of:=([.D6]-[.H6])^2" office:value-type="float" office:value="9381.80418040157">
            <text:p>9381.80418040157</text:p>
          </table:table-cell>
          <table:table-cell/>
          <table:table-cell table:number-columns-repeated="1014"/>
        </table:table-row>
        <table:table-row table:style-name="ro1">
          <table:table-cell table:formula="of:=[.A3]+1" office:value-type="float" office:value="1996">
            <text:p>199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500">
            <text:p>10500</text:p>
          </table:table-cell>
          <table:table-cell office:value-type="float" office:value="0.91455">
            <text:p>0.91455</text:p>
          </table:table-cell>
          <table:table-cell table:formula="of:=[.D7]/[.E7]" office:value-type="float" office:value="11481.0562571757">
            <text:p>11481.0562571757</text:p>
          </table:table-cell>
          <table:table-cell table:formula="of:=10897.9150705283*EXP(0.0107*[.C7])" office:value-type="float" office:value="11620.5082883017">
            <text:p>11620.5082883017</text:p>
          </table:table-cell>
          <table:table-cell table:formula="of:=[.G7]*[.E7]" office:value-type="float" office:value="10627.5358550663">
            <text:p>10627.5358550663</text:p>
          </table:table-cell>
          <table:table-cell table:formula="of:=([.D7]-[.H7])^2" office:value-type="float" office:value="16265.3943274887">
            <text:p>16265.3943274887</text:p>
          </table:table-cell>
          <table:table-cell/>
          <table:table-cell table:number-columns-repeated="1014"/>
        </table:table-row>
        <table:table-row table:style-name="ro1">
          <table:table-cell table:formula="of:=[.A4]+1" office:value-type="float" office:value="1996">
            <text:p>199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000">
            <text:p>11000</text:p>
          </table:table-cell>
          <table:table-cell office:value-type="float" office:value="0.93776">
            <text:p>0.93776</text:p>
          </table:table-cell>
          <table:table-cell table:formula="of:=[.D8]/[.E8]" office:value-type="float" office:value="11730.0801910937">
            <text:p>11730.0801910937</text:p>
          </table:table-cell>
          <table:table-cell table:formula="of:=10897.9150705283*EXP(0.0107*[.C8])" office:value-type="float" office:value="11745.5153219475">
            <text:p>11745.5153219475</text:p>
          </table:table-cell>
          <table:table-cell table:formula="of:=[.G8]*[.E8]" office:value-type="float" office:value="11014.4744483095">
            <text:p>11014.4744483095</text:p>
          </table:table-cell>
          <table:table-cell table:formula="of:=([.D8]-[.H8])^2" office:value-type="float" office:value="209.509653863916">
            <text:p>209.509653863916</text:p>
          </table:table-cell>
          <table:table-cell/>
          <table:table-cell table:number-columns-repeated="1014"/>
        </table:table-row>
        <table:table-row table:style-name="ro1">
          <table:table-cell table:formula="of:=[.A5]+1" office:value-type="float" office:value="1996">
            <text:p>199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4500">
            <text:p>14500</text:p>
          </table:table-cell>
          <table:table-cell office:value-type="float" office:value="1.22596">
            <text:p>1.22596</text:p>
          </table:table-cell>
          <table:table-cell table:formula="of:=[.D9]/[.E9]" office:value-type="float" office:value="11827.4658227022">
            <text:p>11827.4658227022</text:p>
          </table:table-cell>
          <table:table-cell table:formula="of:=10897.9150705283*EXP(0.0107*[.C9])" office:value-type="float" office:value="11871.8671124726">
            <text:p>11871.8671124726</text:p>
          </table:table-cell>
          <table:table-cell table:formula="of:=[.G9]*[.E9]" office:value-type="float" office:value="14554.4342052069">
            <text:p>14554.4342052069</text:p>
          </table:table-cell>
          <table:table-cell table:formula="of:=([.D9]-[.H9])^2" office:value-type="float" office:value="2963.08269650339">
            <text:p>2963.08269650339</text:p>
          </table:table-cell>
          <table:table-cell/>
          <table:table-cell table:number-columns-repeated="1014"/>
        </table:table-row>
        <table:table-row table:style-name="ro1">
          <table:table-cell table:formula="of:=[.A6]+1" office:value-type="float" office:value="1997">
            <text:p>199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000">
            <text:p>11000</text:p>
          </table:table-cell>
          <table:table-cell office:value-type="float" office:value="0.92172">
            <text:p>0.92172</text:p>
          </table:table-cell>
          <table:table-cell table:formula="of:=[.D10]/[.E10]" office:value-type="float" office:value="11934.209955301">
            <text:p>11934.209955301</text:p>
          </table:table-cell>
          <table:table-cell table:formula="of:=10897.9150705283*EXP(0.0107*[.C10])" office:value-type="float" office:value="11999.5781260314">
            <text:p>11999.5781260314</text:p>
          </table:table-cell>
          <table:table-cell table:formula="of:=[.G10]*[.E10]" office:value-type="float" office:value="11060.2511503257">
            <text:p>11060.2511503257</text:p>
          </table:table-cell>
          <table:table-cell table:formula="of:=([.D10]-[.H10])^2" office:value-type="float" office:value="3630.20111556518">
            <text:p>3630.20111556518</text:p>
          </table:table-cell>
          <table:table-cell/>
          <table:table-cell table:number-columns-repeated="1014"/>
        </table:table-row>
        <table:table-row table:style-name="ro1">
          <table:table-cell table:formula="of:=[.A7]+1" office:value-type="float" office:value="1997">
            <text:p>199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500">
            <text:p>11500</text:p>
          </table:table-cell>
          <table:table-cell office:value-type="float" office:value="0.91455">
            <text:p>0.91455</text:p>
          </table:table-cell>
          <table:table-cell table:formula="of:=[.D11]/[.E11]" office:value-type="float" office:value="12574.4901864305">
            <text:p>12574.4901864305</text:p>
          </table:table-cell>
          <table:table-cell table:formula="of:=10897.9150705283*EXP(0.0107*[.C11])" office:value-type="float" office:value="12128.6629843974">
            <text:p>12128.6629843974</text:p>
          </table:table-cell>
          <table:table-cell table:formula="of:=[.G11]*[.E11]" office:value-type="float" office:value="11092.2687323807">
            <text:p>11092.2687323807</text:p>
          </table:table-cell>
          <table:table-cell table:formula="of:=([.D11]-[.H11])^2" office:value-type="float" office:value="166244.786594472">
            <text:p>166244.786594472</text:p>
          </table:table-cell>
          <table:table-cell/>
          <table:table-cell table:number-columns-repeated="1014"/>
        </table:table-row>
        <table:table-row table:style-name="ro1">
          <table:table-cell table:formula="of:=[.A8]+1" office:value-type="float" office:value="1997">
            <text:p>199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1500">
            <text:p>11500</text:p>
          </table:table-cell>
          <table:table-cell office:value-type="float" office:value="0.93776">
            <text:p>0.93776</text:p>
          </table:table-cell>
          <table:table-cell table:formula="of:=[.D12]/[.E12]" office:value-type="float" office:value="12263.2656543252">
            <text:p>12263.2656543252</text:p>
          </table:table-cell>
          <table:table-cell table:formula="of:=10897.9150705283*EXP(0.0107*[.C12])" office:value-type="float" office:value="12259.1364666371">
            <text:p>12259.1364666371</text:p>
          </table:table-cell>
          <table:table-cell table:formula="of:=[.G12]*[.E12]" office:value-type="float" office:value="11496.1278129536">
            <text:p>11496.1278129536</text:p>
          </table:table-cell>
          <table:table-cell table:formula="of:=([.D12]-[.H12])^2" office:value-type="float" office:value="14.9938325223896">
            <text:p>14.9938325223896</text:p>
          </table:table-cell>
          <table:table-cell table:number-columns-repeated="1015"/>
        </table:table-row>
        <table:table-row table:style-name="ro1">
          <table:table-cell table:formula="of:=[.A9]+1" office:value-type="float" office:value="1997">
            <text:p>199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000">
            <text:p>15000</text:p>
          </table:table-cell>
          <table:table-cell office:value-type="float" office:value="1.22596">
            <text:p>1.22596</text:p>
          </table:table-cell>
          <table:table-cell table:formula="of:=[.D13]/[.E13]" office:value-type="float" office:value="12235.3094717609">
            <text:p>12235.3094717609</text:p>
          </table:table-cell>
          <table:table-cell table:formula="of:=10897.9150705283*EXP(0.0107*[.C13])" office:value-type="float" office:value="12391.0135108019">
            <text:p>12391.0135108019</text:p>
          </table:table-cell>
          <table:table-cell table:formula="of:=[.G13]*[.E13]" office:value-type="float" office:value="15190.8869237027">
            <text:p>15190.8869237027</text:p>
          </table:table-cell>
          <table:table-cell table:formula="of:=([.D13]-[.H13])^2" office:value-type="float" office:value="36437.8176406704">
            <text:p>36437.8176406704</text:p>
          </table:table-cell>
          <table:table-cell table:number-columns-repeated="1015"/>
        </table:table-row>
        <table:table-row table:style-name="ro1">
          <table:table-cell table:formula="of:=[.A10]+1" office:value-type="float" office:value="1998">
            <text:p>199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500">
            <text:p>11500</text:p>
          </table:table-cell>
          <table:table-cell office:value-type="float" office:value="0.92172">
            <text:p>0.92172</text:p>
          </table:table-cell>
          <table:table-cell table:formula="of:=[.D14]/[.E14]" office:value-type="float" office:value="12476.6740441783">
            <text:p>12476.6740441783</text:p>
          </table:table-cell>
          <table:table-cell table:formula="of:=10897.9150705283*EXP(0.0107*[.C14])" office:value-type="float" office:value="12524.3092156387">
            <text:p>12524.3092156387</text:p>
          </table:table-cell>
          <table:table-cell table:formula="of:=[.G14]*[.E14]" office:value-type="float" office:value="11543.9062902385">
            <text:p>11543.9062902385</text:p>
          </table:table-cell>
          <table:table-cell table:formula="of:=([.D14]-[.H14])^2" office:value-type="float" office:value="1927.76232250463">
            <text:p>1927.76232250463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1998">
            <text:p>199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500">
            <text:p>11500</text:p>
          </table:table-cell>
          <table:table-cell office:value-type="float" office:value="0.91455">
            <text:p>0.91455</text:p>
          </table:table-cell>
          <table:table-cell table:formula="of:=[.D15]/[.E15]" office:value-type="float" office:value="12574.4901864305">
            <text:p>12574.4901864305</text:p>
          </table:table-cell>
          <table:table-cell table:formula="of:=10897.9150705283*EXP(0.0107*[.C15])" office:value-type="float" office:value="12659.0388423183">
            <text:p>12659.0388423183</text:p>
          </table:table-cell>
          <table:table-cell table:formula="of:=[.G15]*[.E15]" office:value-type="float" office:value="11577.3239732422">
            <text:p>11577.3239732422</text:p>
          </table:table-cell>
          <table:table-cell table:formula="of:=([.D15]-[.H15])^2" office:value-type="float" office:value="5978.99683795664">
            <text:p>5978.99683795664</text:p>
          </table:table-cell>
          <table:table-cell table:number-columns-repeated="1015"/>
        </table:table-row>
        <table:table-row table:style-name="ro1">
          <table:table-cell table:formula="of:=[.A12]+1" office:value-type="float" office:value="1998">
            <text:p>199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000">
            <text:p>12000</text:p>
          </table:table-cell>
          <table:table-cell office:value-type="float" office:value="0.93776">
            <text:p>0.93776</text:p>
          </table:table-cell>
          <table:table-cell table:formula="of:=[.D16]/[.E16]" office:value-type="float" office:value="12796.4511175567">
            <text:p>12796.4511175567</text:p>
          </table:table-cell>
          <table:table-cell table:formula="of:=10897.9150705283*EXP(0.0107*[.C16])" office:value-type="float" office:value="12795.2178161828">
            <text:p>12795.2178161828</text:p>
          </table:table-cell>
          <table:table-cell table:formula="of:=[.G16]*[.E16]" office:value-type="float" office:value="11998.8434593036">
            <text:p>11998.8434593036</text:p>
          </table:table-cell>
          <table:table-cell table:formula="of:=([.D16]-[.H16])^2" office:value-type="float" office:value="1.33758638239163">
            <text:p>1.33758638239163</text:p>
          </table:table-cell>
          <table:table-cell table:style-name="ce3" office:value-type="string" table:number-columns-spanned="2" table:number-rows-spanned="1">
            <text:p>Intervalo de confianza</text:p>
          </table:table-cell>
          <table:covered-table-cell table:style-name="ce4"/>
          <table:table-cell table:number-columns-repeated="1013"/>
        </table:table-row>
        <table:table-row table:style-name="ro1">
          <table:table-cell table:formula="of:=[.A13]+1" office:value-type="float" office:value="1998">
            <text:p>199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6000">
            <text:p>16000</text:p>
          </table:table-cell>
          <table:table-cell office:value-type="float" office:value="1.22596">
            <text:p>1.22596</text:p>
          </table:table-cell>
          <table:table-cell table:formula="of:=[.D17]/[.E17]" office:value-type="float" office:value="13050.9967698783">
            <text:p>13050.9967698783</text:p>
          </table:table-cell>
          <table:table-cell table:formula="of:=10897.9150705283*EXP(0.0107*[.C17])" office:value-type="float" office:value="12932.8617285118">
            <text:p>12932.8617285118</text:p>
          </table:table-cell>
          <table:table-cell table:formula="of:=[.G17]*[.E17]" office:value-type="float" office:value="15855.1711646864">
            <text:p>15855.1711646864</text:p>
          </table:table-cell>
          <table:table-cell table:formula="of:=([.D17]-[.H17])^2" office:value-type="float" office:value="20975.3915383037">
            <text:p>20975.3915383037</text:p>
          </table:table-cell>
          <table:table-cell table:style-name="ce4" office:value-type="string">
            <text:p>Limite inferior</text:p>
          </table:table-cell>
          <table:table-cell table:style-name="ce4" office:value-type="string">
            <text:p>Limite Superior</text:p>
          </table:table-cell>
          <table:table-cell table:number-columns-repeated="1013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">
            <text:p>17</text:p>
          </table:table-cell>
          <table:table-cell table:style-name="ce1"/>
          <table:table-cell table:style-name="ce1" office:value-type="float" office:value="0.92172">
            <text:p>0.92172</text:p>
          </table:table-cell>
          <table:table-cell table:style-name="ce1"/>
          <table:table-cell table:style-name="ce1" table:formula="of:=10897.9150705283*EXP(0.0107*[.C18])" office:value-type="float" office:value="13071.9863383071">
            <text:p>13071.9863383071</text:p>
          </table:table-cell>
          <table:table-cell table:style-name="ce1" table:formula="of:=[.G18]*[.E18]" office:value-type="float" office:value="12048.7112477445">
            <text:p>12048.7112477445</text:p>
          </table:table-cell>
          <table:table-cell table:style-name="ce1"/>
          <table:table-cell table:style-name="ce1" table:formula="of:=[.H18]-1.96*[.J4]" office:value-type="float" office:value="11741.0524168956">
            <text:p>11741.0524168956</text:p>
          </table:table-cell>
          <table:table-cell table:style-name="ce1" table:formula="of:=[.H18]+1.96*[.J4]" office:value-type="float" office:value="12356.3700785933">
            <text:p>12356.3700785933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float" office:value="0.91455">
            <text:p>0.91455</text:p>
          </table:table-cell>
          <table:table-cell table:style-name="ce1"/>
          <table:table-cell table:style-name="ce1" table:formula="of:=10897.9150705283*EXP(0.0107*[.C19])" office:value-type="float" office:value="13212.6075740973">
            <text:p>13212.6075740973</text:p>
          </table:table-cell>
          <table:table-cell table:style-name="ce1" table:formula="of:=[.G19]*[.E19]" office:value-type="float" office:value="12083.5902568907">
            <text:p>12083.5902568907</text:p>
          </table:table-cell>
          <table:table-cell table:style-name="ce1"/>
          <table:table-cell table:style-name="ce1" table:formula="of:=[.H19]-1.96*[.J5]" office:value-type="float" office:value="12083.5902568907">
            <text:p>12083.5902568907</text:p>
          </table:table-cell>
          <table:table-cell table:style-name="ce1" table:formula="of:=[.H19]+1.96*[.J5]" office:value-type="float" office:value="12083.5902568907">
            <text:p>12083.590256890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style-name="ce1" office:value-type="float" office:value="0.93776">
            <text:p>0.93776</text:p>
          </table:table-cell>
          <table:table-cell table:style-name="ce1"/>
          <table:table-cell table:style-name="ce1" table:formula="of:=10897.9150705283*EXP(0.0107*[.C20])" office:value-type="float" office:value="13354.7415357612">
            <text:p>13354.7415357612</text:p>
          </table:table-cell>
          <table:table-cell table:style-name="ce1" table:formula="of:=[.G20]*[.E20]" office:value-type="float" office:value="12523.5424225754">
            <text:p>12523.5424225754</text:p>
          </table:table-cell>
          <table:table-cell table:style-name="ce1"/>
          <table:table-cell table:style-name="ce1" table:formula="of:=[.H20]-1.96*[.J6]" office:value-type="float" office:value="12523.5424225754">
            <text:p>12523.5424225754</text:p>
          </table:table-cell>
          <table:table-cell table:style-name="ce1" table:formula="of:=[.H20]+1.96*[.J6]" office:value-type="float" office:value="12523.5424225754">
            <text:p>12523.5424225754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1.22596">
            <text:p>1.22596</text:p>
          </table:table-cell>
          <table:table-cell table:style-name="ce1"/>
          <table:table-cell table:style-name="ce1" table:formula="of:=10897.9150705283*EXP(0.0107*[.C21])" office:value-type="float" office:value="13498.4044963713">
            <text:p>13498.4044963713</text:p>
          </table:table-cell>
          <table:table-cell table:style-name="ce1" table:formula="of:=[.G21]*[.E21]" office:value-type="float" office:value="16548.5039763714">
            <text:p>16548.5039763714</text:p>
          </table:table-cell>
          <table:table-cell table:style-name="ce1"/>
          <table:table-cell table:style-name="ce1" table:formula="of:=[.H21]-1.96*[.J7]" office:value-type="float" office:value="16548.5039763714">
            <text:p>16548.5039763714</text:p>
          </table:table-cell>
          <table:table-cell table:style-name="ce1" table:formula="of:=[.H21]+1.96*[.J7]" office:value-type="float" office:value="16548.5039763714">
            <text:p>16548.5039763714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0.92172">
            <text:p>0.92172</text:p>
          </table:table-cell>
          <table:table-cell table:style-name="ce1"/>
          <table:table-cell table:style-name="ce1" table:formula="of:=10897.9150705283*EXP(0.0107*[.C22])" office:value-type="float" office:value="13643.6129040571">
            <text:p>13643.6129040571</text:p>
          </table:table-cell>
          <table:table-cell table:style-name="ce1" table:formula="of:=[.G22]*[.E22]" office:value-type="float" office:value="12575.5908859275">
            <text:p>12575.5908859275</text:p>
          </table:table-cell>
          <table:table-cell table:style-name="ce1"/>
          <table:table-cell table:style-name="ce1" table:formula="of:=[.H22]-1.96*[.J8]" office:value-type="float" office:value="12575.5908859275">
            <text:p>12575.5908859275</text:p>
          </table:table-cell>
          <table:table-cell table:style-name="ce1" table:formula="of:=[.H22]+1.96*[.J8]" office:value-type="float" office:value="12575.5908859275">
            <text:p>12575.5908859275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0.91455">
            <text:p>0.91455</text:p>
          </table:table-cell>
          <table:table-cell table:style-name="ce1"/>
          <table:table-cell table:style-name="ce1" table:formula="of:=10897.9150705283*EXP(0.0107*[.C23])" office:value-type="float" office:value="13790.3833838875">
            <text:p>13790.3833838875</text:p>
          </table:table-cell>
          <table:table-cell table:style-name="ce1" table:formula="of:=[.G23]*[.E23]" office:value-type="float" office:value="12611.9951237344">
            <text:p>12611.9951237344</text:p>
          </table:table-cell>
          <table:table-cell table:style-name="ce1"/>
          <table:table-cell table:style-name="ce1" table:formula="of:=[.H23]-1.96*[.J9]" office:value-type="float" office:value="12611.9951237344">
            <text:p>12611.9951237344</text:p>
          </table:table-cell>
          <table:table-cell table:style-name="ce1" table:formula="of:=[.H23]+1.96*[.J9]" office:value-type="float" office:value="12611.9951237344">
            <text:p>12611.9951237344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/>
          <table:table-cell table:style-name="ce1" office:value-type="float" office:value="0.93776">
            <text:p>0.93776</text:p>
          </table:table-cell>
          <table:table-cell table:style-name="ce1"/>
          <table:table-cell table:style-name="ce1" table:formula="of:=10897.9150705283*EXP(0.0107*[.C24])" office:value-type="float" office:value="13938.7327397754">
            <text:p>13938.7327397754</text:p>
          </table:table-cell>
          <table:table-cell table:style-name="ce1" table:formula="of:=[.G24]*[.E24]" office:value-type="float" office:value="13071.1860140517">
            <text:p>13071.1860140517</text:p>
          </table:table-cell>
          <table:table-cell table:style-name="ce1"/>
          <table:table-cell table:style-name="ce1" table:formula="of:=[.H24]-1.96*[.J10]" office:value-type="float" office:value="13071.1860140517">
            <text:p>13071.1860140517</text:p>
          </table:table-cell>
          <table:table-cell table:style-name="ce1" table:formula="of:=[.H24]+1.96*[.J10]" office:value-type="float" office:value="13071.1860140517">
            <text:p>13071.1860140517</text:p>
          </table:table-cell>
          <table:table-cell table:style-name="ce1" table:number-columns-repeated="1013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style-name="ce1" office:value-type="float" office:value="1.22596">
            <text:p>1.22596</text:p>
          </table:table-cell>
          <table:table-cell table:style-name="ce1"/>
          <table:table-cell table:style-name="ce1" table:formula="of:=10897.9150705283*EXP(0.0107*[.C25])" office:value-type="float" office:value="14088.6779564003">
            <text:p>14088.6779564003</text:p>
          </table:table-cell>
          <table:table-cell table:style-name="ce1" table:formula="of:=[.G25]*[.E25]" office:value-type="float" office:value="17272.1556274285">
            <text:p>17272.1556274285</text:p>
          </table:table-cell>
          <table:table-cell table:style-name="ce1"/>
          <table:table-cell table:style-name="ce1" table:formula="of:=[.H25]-1.96*[.J11]" office:value-type="float" office:value="17272.1556274285">
            <text:p>17272.1556274285</text:p>
          </table:table-cell>
          <table:table-cell table:style-name="ce1" table:formula="of:=[.H25]+1.96*[.J11]" office:value-type="float" office:value="17272.1556274285">
            <text:p>17272.1556274285</text:p>
          </table:table-cell>
          <table:table-cell table:style-name="ce1" table:number-columns-repeated="101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>
            <draw:frame table:end-cell-address="Sheet1.H70" table:end-x="6.955cm" table:end-y="0.205cm" draw:z-index="0" draw:style-name="gr1" svg:width="27.021cm" svg:height="14.152cm" svg:x="0.061cm" svg:y="0.018cm">
              <draw:object draw:notify-on-update-of-ranges="Sheet1.D1:Sheet1.D1 Sheet1.D2:Sheet1.D17 Sheet1.H1:Sheet1.H1 Sheet1.H2:Sheet1.H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>
          <table:table-cell table:number-columns-repeated="6"/>
          <table:table-cell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table:number-columns-spanned="2" table:number-rows-spanned="1">
            <text:p>Intervalo de confianza</text:p>
          </table:table-cell>
          <table:covered-table-cell table:style-name="ce4"/>
          <table:table-cell table:number-columns-repeated="1016"/>
        </table:table-row>
        <table:table-row table:style-name="ro2">
          <table:table-cell office:value-type="string">
            <text:p>Año</text:p>
          </table:table-cell>
          <table:table-cell office:value-type="string">
            <text:p>Trim</text:p>
          </table:table-cell>
          <table:table-cell office:value-type="string">
            <text:p>t</text:p>
          </table:table-cell>
          <table:table-cell office:value-type="string">
            <text:p>Indices Estacionales</text:p>
          </table:table-cell>
          <table:table-cell office:value-type="string">
            <text:p>Pronostico exponencial</text:p>
          </table:table-cell>
          <table:table-cell office:value-type="string">
            <text:p>Pronostico Ajustado</text:p>
          </table:table-cell>
          <table:table-cell table:style-name="ce4" office:value-type="string">
            <text:p>Limite inferior</text:p>
          </table:table-cell>
          <table:table-cell table:style-name="ce4" office:value-type="string">
            <text:p>Limite Superior</text:p>
          </table:table-cell>
          <table:table-cell table:number-columns-repeated="1016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0.92172">
            <text:p>0.92172</text:p>
          </table:table-cell>
          <table:table-cell table:style-name="ce2" office:value-type="float" office:value="13071.9863383071">
            <text:p>13071.9863383071</text:p>
          </table:table-cell>
          <table:table-cell table:style-name="ce2" table:formula="of:=[.E68]*[.D68]" office:value-type="float" office:value="12048.7112477445">
            <text:p>12048.7112477445</text:p>
          </table:table-cell>
          <table:table-cell table:style-name="ce2" table:formula="of:=[.F68]-1.96*[.G54]" office:value-type="float" office:value="12048.7112477445">
            <text:p>12048.7112477445</text:p>
          </table:table-cell>
          <table:table-cell table:style-name="ce5" table:formula="of:=[.F68]+1.96*[.G54]" office:value-type="float" office:value="12048.7112477445">
            <text:p>12048.7112477445</text:p>
          </table:table-cell>
          <table:table-cell table:number-columns-repeated="1016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.91455">
            <text:p>0.91455</text:p>
          </table:table-cell>
          <table:table-cell table:style-name="ce2" office:value-type="float" office:value="13212.6075740973">
            <text:p>13212.6075740973</text:p>
          </table:table-cell>
          <table:table-cell table:style-name="ce2" table:formula="of:=[.E69]*[.D69]" office:value-type="float" office:value="12083.5902568907">
            <text:p>12083.5902568907</text:p>
          </table:table-cell>
          <table:table-cell table:style-name="ce2" table:formula="of:=[.F69]-1.96*[.G55]" office:value-type="float" office:value="12083.5902568907">
            <text:p>12083.5902568907</text:p>
          </table:table-cell>
          <table:table-cell table:style-name="ce5" table:formula="of:=[.F69]+1.96*[.G55]" office:value-type="float" office:value="12083.5902568907">
            <text:p>12083.5902568907</text:p>
          </table:table-cell>
          <table:table-cell table:number-columns-repeated="1016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.93776">
            <text:p>0.93776</text:p>
          </table:table-cell>
          <table:table-cell table:style-name="ce2" office:value-type="float" office:value="13354.7415357612">
            <text:p>13354.7415357612</text:p>
          </table:table-cell>
          <table:table-cell table:style-name="ce2" table:formula="of:=[.E70]*[.D70]" office:value-type="float" office:value="12523.5424225754">
            <text:p>12523.5424225754</text:p>
          </table:table-cell>
          <table:table-cell table:style-name="ce2" table:formula="of:=[.F70]-1.96*[.G56]" office:value-type="float" office:value="12523.5424225754">
            <text:p>12523.5424225754</text:p>
          </table:table-cell>
          <table:table-cell table:style-name="ce5" table:formula="of:=[.F70]+1.96*[.G56]" office:value-type="float" office:value="12523.5424225754">
            <text:p>12523.5424225754</text:p>
          </table:table-cell>
          <table:table-cell table:number-columns-repeated="1016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.22596">
            <text:p>1.22596</text:p>
          </table:table-cell>
          <table:table-cell table:style-name="ce2" office:value-type="float" office:value="13498.4044963713">
            <text:p>13498.4044963713</text:p>
          </table:table-cell>
          <table:table-cell table:style-name="ce2" table:formula="of:=[.E71]*[.D71]" office:value-type="float" office:value="16548.5039763714">
            <text:p>16548.5039763714</text:p>
          </table:table-cell>
          <table:table-cell table:style-name="ce2" table:formula="of:=[.F71]-1.96*[.G57]" office:value-type="float" office:value="16548.5039763714">
            <text:p>16548.5039763714</text:p>
          </table:table-cell>
          <table:table-cell table:style-name="ce5" table:formula="of:=[.F71]+1.96*[.G57]" office:value-type="float" office:value="16548.5039763714">
            <text:p>16548.5039763714</text:p>
          </table:table-cell>
          <table:table-cell table:number-columns-repeated="1016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0.92172">
            <text:p>0.92172</text:p>
          </table:table-cell>
          <table:table-cell table:style-name="ce2" office:value-type="float" office:value="13643.6129040571">
            <text:p>13643.6129040571</text:p>
          </table:table-cell>
          <table:table-cell table:style-name="ce2" table:formula="of:=[.E72]*[.D72]" office:value-type="float" office:value="12575.5908859275">
            <text:p>12575.5908859275</text:p>
          </table:table-cell>
          <table:table-cell table:style-name="ce2" table:formula="of:=[.F72]-1.96*[.G58]" office:value-type="float" office:value="12575.5908859275">
            <text:p>12575.5908859275</text:p>
          </table:table-cell>
          <table:table-cell table:style-name="ce5" table:formula="of:=[.F72]+1.96*[.G58]" office:value-type="float" office:value="12575.5908859275">
            <text:p>12575.5908859275</text:p>
          </table:table-cell>
          <table:table-cell table:number-columns-repeated="1016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.91455">
            <text:p>0.91455</text:p>
          </table:table-cell>
          <table:table-cell table:style-name="ce2" office:value-type="float" office:value="13790.3833838875">
            <text:p>13790.3833838875</text:p>
          </table:table-cell>
          <table:table-cell table:style-name="ce2" table:formula="of:=[.E73]*[.D73]" office:value-type="float" office:value="12611.9951237344">
            <text:p>12611.9951237344</text:p>
          </table:table-cell>
          <table:table-cell table:style-name="ce2" table:formula="of:=[.F73]-1.96*[.G59]" office:value-type="float" office:value="12611.9951237344">
            <text:p>12611.9951237344</text:p>
          </table:table-cell>
          <table:table-cell table:style-name="ce5" table:formula="of:=[.F73]+1.96*[.G59]" office:value-type="float" office:value="12611.9951237344">
            <text:p>12611.9951237344</text:p>
          </table:table-cell>
          <table:table-cell table:number-columns-repeated="1016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0.93776">
            <text:p>0.93776</text:p>
          </table:table-cell>
          <table:table-cell table:style-name="ce2" office:value-type="float" office:value="13938.7327397754">
            <text:p>13938.7327397754</text:p>
          </table:table-cell>
          <table:table-cell table:style-name="ce2" table:formula="of:=[.E74]*[.D74]" office:value-type="float" office:value="13071.1860140517">
            <text:p>13071.1860140517</text:p>
          </table:table-cell>
          <table:table-cell table:style-name="ce2" table:formula="of:=[.F74]-1.96*[.G60]" office:value-type="float" office:value="13071.1860140517">
            <text:p>13071.1860140517</text:p>
          </table:table-cell>
          <table:table-cell table:style-name="ce5" table:formula="of:=[.F74]+1.96*[.G60]" office:value-type="float" office:value="13071.1860140517">
            <text:p>13071.1860140517</text:p>
          </table:table-cell>
          <table:table-cell table:number-columns-repeated="1016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.22596">
            <text:p>1.22596</text:p>
          </table:table-cell>
          <table:table-cell table:style-name="ce2" office:value-type="float" office:value="14088.6779564003">
            <text:p>14088.6779564003</text:p>
          </table:table-cell>
          <table:table-cell table:style-name="ce2" table:formula="of:=[.E75]*[.D75]" office:value-type="float" office:value="17272.1556274285">
            <text:p>17272.1556274285</text:p>
          </table:table-cell>
          <table:table-cell table:style-name="ce2" table:formula="of:=[.F75]-1.96*[.G61]" office:value-type="float" office:value="17272.1556274285">
            <text:p>17272.1556274285</text:p>
          </table:table-cell>
          <table:table-cell table:style-name="ce5" table:formula="of:=[.F75]+1.96*[.G61]" office:value-type="float" office:value="17272.1556274285">
            <text:p>17272.1556274285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date-style style:name="N5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7" number:language="es" number:country="MX">
      <number:day number:style="long"/>
      <number:text>-</number:text>
      <number:month number:textual="true"/>
    </number:date-style>
    <number:date-style style:name="N5108" number:language="es" number:country="MX">
      <number:month number:textual="true"/>
      <number:text>-</number:text>
      <number:year/>
    </number:date-style>
    <number:date-style style:name="N5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0P0" style:volatile="true" number:language="es" number:country="MX">
      <number:number number:decimal-places="0" number:min-integer-digits="1" number:grouping="true"/>
    </number:number-style>
    <number:number-style style:name="N5110" number:language="es" number:country="MX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s" number:country="MX">
      <number:number number:decimal-places="0" number:min-integer-digits="1" number:grouping="true"/>
    </number:number-style>
    <number:number-style style:name="N5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s" number:country="MX">
      <number:number number:decimal-places="2" number:min-integer-digits="1" number:grouping="true"/>
    </number:number-style>
    <number:number-style style:name="N5112" number:language="es" number:country="MX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2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s" number:country="MX">
      <number:text> - </number:text>
    </number:number-style>
    <number:text-style style:name="N5114" number:language="es" number:country="MX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currency-style style:name="N5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5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15P2" style:volatile="true" number:language="es" number:country="MX">
      <number:text> </number:text>
      <number:currency-symbol/>
      <number:text>- </number:text>
    </number:currency-style>
    <number:text-style style:name="N5115" number:language="es" number:country="MX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number-style style:name="N5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5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16" number:language="es" number:country="MX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currency-style style:name="N5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5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17" number:language="es" number:country="MX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s" number:country="MX">
      <number:minutes number:style="long"/>
      <number:text>:</number:text>
      <number:seconds number:style="long"/>
    </number:time-style>
    <number:time-style style:name="N5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s" number:country="MX">
      <number:minutes number:style="long"/>
      <number:text>:</number:text>
      <number:seconds number:style="long" number:decimal-places="1"/>
    </number:time-style>
    <number:number-style style:name="N5121" number:language="es" number:country="MX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4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4T14:11:05</meta:creation-date>
    <dc:date>2010-03-24T14:56:55</dc:date>
    <meta:editing-duration>PT00H45M52S</meta:editing-duration>
    <meta:editing-cycles>5</meta:editing-cycles>
    <meta:generator>OpenOffice.org/3.2$Unix OpenOffice.org_project/320m12$Build-9483</meta:generator>
    <meta:document-statistic meta:table-count="3" meta:cell-count="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22cm" svg:height="14.153cm" xlink:href=".." chart:class="chart:scatter" chart:style-name="ch1">
        <chart:legend chart:legend-position="end" svg:x="6.221cm" svg:y="9.311cm" chart:style-name="ch2"/>
        <chart:plot-area chart:style-name="ch3" table:cell-range-address="Sheet1.D1:Sheet1.D17 Sheet1.H1:Sheet1.H25" chart:data-source-has-labels="row" svg:x="0.539cm" svg:y="0.282cm" svg:width="26.003cm" svg:height="13.30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7" chart:label-cell-address="Sheet1.D1:Sheet1.D1" chart:class="chart:scatter">
            <chart:data-point chart:repeated="16"/>
          </chart:series>
          <chart:series chart:style-name="ch7" chart:values-cell-range-address="Sheet1.H2:Sheet1.H25" chart:label-cell-address="Sheet1.H1:Sheet1.H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Ventas</text:p>
              </table:table-cell>
              <table:table-cell office:value-type="string">
                <text:p text:id="Sheet1.H1:Sheet1.H1">Pronostico Ajustado Con estacionalidad y con ciclicid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 text:id="Sheet1.D2:Sheet1.D17">10000</text:p>
              </table:table-cell>
              <table:table-cell office:value-type="float" office:value="10152.8829924595">
                <text:p text:id="Sheet1.H2:Sheet1.H25">10152.88299245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">
                <text:p>10500</text:p>
              </table:table-cell>
              <table:table-cell office:value-type="float" office:value="10182.2738950609">
                <text:p>10182.2738950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00">
                <text:p>10500</text:p>
              </table:table-cell>
              <table:table-cell office:value-type="float" office:value="10553.0009187757">
                <text:p>10553.0009187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0">
                <text:p>14000</text:p>
              </table:table-cell>
              <table:table-cell office:value-type="float" office:value="13944.6469516648">
                <text:p>13944.646951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0">
                <text:p>10500</text:p>
              </table:table-cell>
              <table:table-cell office:value-type="float" office:value="10596.8597139186">
                <text:p>10596.8597139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00">
                <text:p>10500</text:p>
              </table:table-cell>
              <table:table-cell office:value-type="float" office:value="10627.5358550663">
                <text:p>10627.535855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0">
                <text:p>11000</text:p>
              </table:table-cell>
              <table:table-cell office:value-type="float" office:value="11014.4744483095">
                <text:p>11014.4744483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0">
                <text:p>14500</text:p>
              </table:table-cell>
              <table:table-cell office:value-type="float" office:value="14554.4342052069">
                <text:p>14554.4342052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00">
                <text:p>11000</text:p>
              </table:table-cell>
              <table:table-cell office:value-type="float" office:value="11060.2511503257">
                <text:p>11060.251150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00">
                <text:p>11500</text:p>
              </table:table-cell>
              <table:table-cell office:value-type="float" office:value="11092.2687323807">
                <text:p>11092.2687323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0">
                <text:p>11500</text:p>
              </table:table-cell>
              <table:table-cell office:value-type="float" office:value="11496.1278129536">
                <text:p>11496.1278129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15190.8869237027">
                <text:p>15190.8869237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00">
                <text:p>11500</text:p>
              </table:table-cell>
              <table:table-cell office:value-type="float" office:value="11543.9062902385">
                <text:p>11543.9062902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0">
                <text:p>11500</text:p>
              </table:table-cell>
              <table:table-cell office:value-type="float" office:value="11577.3239732422">
                <text:p>11577.3239732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0">
                <text:p>12000</text:p>
              </table:table-cell>
              <table:table-cell office:value-type="float" office:value="11998.8434593036">
                <text:p>11998.8434593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15855.1711646864">
                <text:p>15855.17116468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2048.7112477445">
                <text:p>12048.711247744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2083.5902568907">
                <text:p>12083.590256890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2523.5424225754">
                <text:p>12523.542422575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6548.5039763714">
                <text:p>16548.50397637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2575.5908859275">
                <text:p>12575.590885927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2611.9951237344">
                <text:p>12611.995123734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3071.1860140517">
                <text:p>13071.186014051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7272.1556274285">
                <text:p>17272.1556274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